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c09e0" officeooo:paragraph-rsid="000c09e0"/>
    </style:style>
    <style:style style:name="P2" style:family="paragraph" style:parent-style-name="Text_20_body">
      <style:text-properties officeooo:rsid="000c09e0" officeooo:paragraph-rsid="000c09e0"/>
    </style:style>
    <style:style style:name="P3" style:family="paragraph" style:parent-style-name="Heading_20_2">
      <style:text-properties officeooo:rsid="000ae54b" officeooo:paragraph-rsid="000ae54b"/>
    </style:style>
    <style:style style:name="P4" style:family="paragraph" style:parent-style-name="Heading_20_1">
      <style:paragraph-properties fo:text-align="center" style:justify-single-word="false"/>
      <style:text-properties officeooo:rsid="000acd63" officeooo:paragraph-rsid="000acd63"/>
    </style:style>
    <style:style style:name="P5" style:family="paragraph" style:parent-style-name="Preformatted_20_Text" style:list-style-name="L1">
      <style:text-properties fo:font-variant="normal" fo:text-transform="none" fo:color="#f14e32" style:font-name="Courier" fo:font-size="10.5pt" fo:letter-spacing="normal" fo:font-style="normal" fo:font-weight="normal" officeooo:rsid="000c09e0" officeooo:paragraph-rsid="000c09e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Gitting Help (Pun Intended)</text:h>
      <text:list xml:id="list3052197169" text:style-name="L1">
        <text:list-item>
          <text:p text:style-name="P1">Doing your homework is essential, especially on the current version of git. There is a vast amount git content out there and most are based on particular versions. The best way to “git help” is to update to the most current version. </text:p>
        </text:list-item>
        <text:list-item>
          <text:p text:style-name="P1">If you are finding yourself lost at anytime, refer to this terminal command:</text:p>
          <text:list>
            <text:list-item>
              <text:p text:style-name="P5">$ man git-log</text:p>
              <text:p text:style-name="P5"/>
              <text:p text:style-name="P1">or </text:p>
            </text:list-item>
            <text:list-item>
              <text:p text:style-name="P5">$ git help log</text:p>
            </text:list-item>
          </text:list>
        </text:list-item>
      </text:list>
      <text:p text:style-name="P2"><text:tab/>these commands will be your knight in shining armor, but are never too sound. </text:p>
      <text:p text:style-name="P2"><text:tab/>[Tip-Time#1]- use a $ git command followed by –help and it will link you directly to the <text:tab/>terminal commands manual page.</text:p>
      <text:p text:style-name="P2"><text:tab/><text:tab/>Example #1: [ $ git (command) - - help] </text:p>
      <text:p text:style-name="P2"><text:tab/><text:tab/><text:tab/>space after the command with 2 dashes is required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  <style:text-properties officeooo:rsid="000acd63" officeooo:paragraph-rsid="000acd6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Git Technical Documentation Page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04:13:44.089619059</meta:creation-date>
    <dc:date>2020-09-26T04:32:20.326194393</dc:date>
    <meta:editing-duration>PT18M3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28" meta:character-count="701" meta:non-whitespace-character-count="576"/>
  </office:meta>
</office:document-meta>
</file>